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cm" fo:margin-bottom="0cm" style:contextual-spacing="false"/>
    </style:style>
    <style:style style:name="T1" style:family="text">
      <style:text-properties officeooo:rsid="0017527b"/>
    </style:style>
    <style:style style:name="T2" style:family="text">
      <style:text-properties fo:color="#0000ff"/>
    </style:style>
    <style:style style:name="T3" style:family="text">
      <style:text-properties fo:color="#0000ff" officeooo:rsid="0017527b"/>
    </style:style>
    <style:style style:name="T4" style:family="text">
      <style:text-properties fo:color="#000000"/>
    </style:style>
    <style:style style:name="T5" style:family="text">
      <style:text-properties fo:color="#000000" officeooo:rsid="0017527b"/>
    </style:style>
    <style:style style:name="T6" style:family="text">
      <style:text-properties officeooo:rsid="00191f0a"/>
    </style:style>
    <style:style style:name="T7" style:family="text">
      <style:text-properties officeooo:rsid="001a7601"/>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GNU Free Documentation License</text:h>
      <text:p text:style-name="First_20_paragraph">Version 1.3, 3 November 2008</text:p>
      <text:p text:style-name="Text_20_body">Copyright (C) 2000, 2001, 2002, 2007, 2008 Free Software Foundation, Inc. <text:a xlink:type="simple" xlink:href="https://fsf.org/"><text:span text:style-name="Definition">http</text:span></text:a><text:a xlink:type="simple" xlink:href="https://fsf.org/"><text:span text:style-name="Definition"><text:span text:style-name="T1">s</text:span></text:span></text:a><text:a xlink:type="simple" xlink:href="https://fsf.org/"><text:span text:style-name="Definition">://fsf.org/</text:span></text:a></text:p>
      <text:p text:style-name="Text_20_body">Everyone is permitted to copy and distribute verbatim copies of this license document, but changing it is not allowed.</text:p>
      <text:h text:style-name="Heading_20_4" text:outline-level="4">0. PREAMBLE</text:h>
      <text:p text:style-name="First_20_paragraph">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Heading_20_4" text:outline-level="4">1. APPLICABILITY AND DEFINITIONS</text:h>
      <text:p text:style-name="First_20_paragraph">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Text_20_body"><text:soft-page-break/>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_20_body">The "publisher" means any person or entity that distributes copies of the Document to the public.</text:p>
      <text:p text:style-name="Text_20_body">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Heading_20_4" text:outline-level="4"><text:soft-page-break/>2. VERBATIM COPYING</text:h>
      <text:p text:style-name="First_20_paragraph">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Text_20_body">You may also lend copies, under the same conditions stated above, and you may publicly display copies.</text:p>
      <text:h text:style-name="Heading_20_4" text:outline-level="4">3. COPYING IN QUANTITY</text:h>
      <text:p text:style-name="First_20_paragraph">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Text_20_body">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h text:style-name="Heading_20_4" text:outline-level="4">4. MODIFICATIONS</text:h>
      <text:p text:style-name="First_20_paragraph">You may copy and distribute a Modified Version of the Document under the conditions of sections 2 and 3 above, provided that you release the Modified Version under precisely this License, with the Modified Version filling the role of the Document, thus licensing distribution <text:soft-page-break/>and modification of the Modified Version to whoever possesses a copy of it. In addition, you must do these things in the Modified Version:</text:p>
      <text:list xml:id="list9036150890955957923" text:style-name="L1">
        <text:list-item>
          <text:p text:style-name="P2">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2">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2">C. State on the Title page the name of the publisher of the Modified Version, as the publisher.</text:p>
        </text:list-item>
        <text:list-item>
          <text:p text:style-name="P2">D. Preserve all the copyright notices of the Document.</text:p>
        </text:list-item>
        <text:list-item>
          <text:p text:style-name="P2">E. Add an appropriate copyright notice for your modifications adjacent to the other copyright notices.</text:p>
        </text:list-item>
        <text:list-item>
          <text:p text:style-name="P2">F. Include, immediately after the copyright notices, a license notice giving the public permission to use the Modified Version under the terms of this License, in the form shown in the Addendum below.</text:p>
        </text:list-item>
        <text:list-item>
          <text:p text:style-name="P2">G. Preserve in that license notice the full lists of Invariant Sections and required Cover Texts given in the Document's license notice.</text:p>
        </text:list-item>
        <text:list-item>
          <text:p text:style-name="P2">H. Include an unaltered copy of this License.</text:p>
        </text:list-item>
        <text:list-item>
          <text:p text:style-name="P2">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2">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2">K. For any section Entitled "Acknowledgements" or "Dedications", Preserve the Title of the section, and preserve in the section all the substance and tone of each of the contributor acknowledgements and/or dedications given therein.</text:p>
        </text:list-item>
        <text:list-item>
          <text:p text:style-name="P2">L. Preserve all the Invariant Sections of the Document, unaltered in their text and in their titles. Section numbers or the equivalent are not considered part of the section titles.</text:p>
        </text:list-item>
        <text:list-item>
          <text:p text:style-name="P2">M. Delete any section Entitled "Endorsements". Such a section may not be included in the Modified Version.</text:p>
        </text:list-item>
        <text:list-item>
          <text:p text:style-name="P2">N. Do not retitle any existing section to be Entitled "Endorsements" or to conflict in title with any Invariant Section.</text:p>
        </text:list-item>
        <text:list-item>
          <text:p text:style-name="P2">O. Preserve any Warranty Disclaimers.</text:p>
        </text:list-item>
      </text:list>
      <text:p text:style-name="First_20_paragraph">If the Modified Version includes new front-matter sections or appendices that qualify as Secondary Sections and contain no material copied from the Document, you may at your option <text:soft-page-break/>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h text:style-name="Heading_20_4" text:outline-level="4">5. COMBINING DOCUMENTS</text:h>
      <text:p text:style-name="First_20_paragraph">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Heading_20_4" text:outline-level="4">6. COLLECTIONS OF DOCUMENTS</text:h>
      <text:p text:style-name="First_20_paragraph">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You may extract a single document from such a collection, and distribute it individually under this License, provided you insert a copy of this License into the extracted document, and follow <text:soft-page-break/>this License in all other respects regarding verbatim copying of that document.</text:p>
      <text:h text:style-name="Heading_20_4" text:outline-level="4">7. AGGREGATION WITH INDEPENDENT WORKS</text:h>
      <text:p text:style-name="First_20_paragraph">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Heading_20_4" text:outline-level="4">8. TRANSLATION</text:h>
      <text:p text:style-name="First_20_paragraph">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h text:style-name="Heading_20_4" text:outline-level="4">9. TERMINATION</text:h>
      <text:p text:style-name="First_20_paragraph">You may not copy, modify, sublicense, or distribute the Document except as expressly provided under this License. Any attempt otherwise to copy, modify, sublicense, or distribute it is void, and will automatically terminate your rights under this License.</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Heading_20_4" text:outline-level="4">10. FUTURE REVISIONS OF THIS LICENSE</text:h>
      <text:p text:style-name="First_20_paragraph">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s://www.gnu.org/licenses/"><text:span text:style-name="T7">https://www.gnu.org/licenses/</text:span></text:a><text:span text:style-name="T7">.</text:span></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Heading_20_4" text:outline-level="4">11. RELICENSING</text:h>
      <text:p text:style-name="First_20_paragraph">"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Text_20_body">"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Text_20_body">"Incorporate" means to publish or republish a Document, in whole or in part, as part of another Document.</text:p>
      <text:p text:style-name="Text_20_body">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Text_20_body">The operator of an MMC Site may republish an MMC contained in the site under CC-BY-SA on the same site at any time before August 1, 2009, provided the MMC is eligible for relicensing.</text:p>
      <text:h text:style-name="Heading_20_3" text:outline-level="3">ADDENDUM: How to use this License for your documents</text:h>
      <text:p text:style-name="First_20_paragraph">To use this License in a document you have written, include a copy of the License in the <text:soft-page-break/>document and put the following copyright and license notices just after the title page:</text:p>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First_20_paragraph">If you have Invariant Sections, Front-Cover Texts and Back-Cover Texts, replace the "with … Texts." line with this:</text:p>
      <text:p text:style-name="Preformatted_20_Text"><text:s text:c="4"/>with the Invariant Sections being LIST THEIR TITLES, with the</text:p>
      <text:p text:style-name="Preformatted_20_Text"><text:s text:c="4"/>Front-Cover Texts being LIST, and with the Back-Cover Texts being LIST.</text:p>
      <text:p text:style-name="First_20_paragraph">If you have Invariant Sections without Cover Texts, or some other combination of the three, merge those two alternatives to suit the situation.</text:p>
      <text:p text:style-name="Text_20_body">If your document contains nontrivial examples of program code, we recommend releasing these examples in parallel under your choice of free software license, such as the GNU General Public License, to permit their use in fre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9-29T21:28:41.621150427</dc:date>
    <dc:creator>Thérèse </dc:creator>
    <meta:editing-duration>PT1M8S</meta:editing-duration>
    <meta:editing-cycles>3</meta:editing-cycles>
    <meta:generator>LibreOffice/4.2.8.2$Linux_X86_64 LibreOffice_project/420m0$Build-2</meta:generator>
    <meta:document-statistic meta:table-count="0" meta:image-count="0" meta:object-count="0" meta:page-count="8" meta:paragraph-count="91" meta:word-count="3708" meta:character-count="22616" meta:non-whitespace-character-count="18976"/>
  </office:meta>
</office:document-meta>
</file>